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813b" officeooo:paragraph-rsid="000d813b"/>
    </style:style>
    <style:style style:name="P2" style:family="paragraph" style:parent-style-name="Standard">
      <style:text-properties officeooo:rsid="000d813b" officeooo:paragraph-rsid="000e11bb"/>
    </style:style>
    <style:style style:name="P3" style:family="paragraph" style:parent-style-name="Standard">
      <style:text-properties style:text-underline-style="solid" style:text-underline-width="auto" style:text-underline-color="font-color" officeooo:rsid="000d813b" officeooo:paragraph-rsid="000d813b"/>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d813b" officeooo:paragraph-rsid="000e11bb"/>
    </style:style>
    <style:style style:name="P5" style:family="paragraph" style:parent-style-name="Standard">
      <style:text-properties style:text-underline-style="solid" style:text-underline-width="auto" style:text-underline-color="font-color" officeooo:rsid="000e11bb" officeooo:paragraph-rsid="000e11bb"/>
    </style:style>
    <style:style style:name="P6" style:family="paragraph" style:parent-style-name="Standard">
      <style:text-properties style:text-underline-style="solid" style:text-underline-width="auto" style:text-underline-color="font-color" officeooo:rsid="0014abb4" officeooo:paragraph-rsid="0014abb4"/>
    </style:style>
    <style:style style:name="P7" style:family="paragraph" style:parent-style-name="Standard">
      <style:paragraph-properties fo:text-align="center" style:justify-single-word="false"/>
      <style:text-properties style:text-underline-style="solid" style:text-underline-width="auto" style:text-underline-color="font-color" officeooo:rsid="0014abb4" officeooo:paragraph-rsid="0014abb4"/>
    </style:style>
    <style:style style:name="P8" style:family="paragraph" style:parent-style-name="Standard">
      <style:text-properties style:text-underline-style="solid" style:text-underline-width="auto" style:text-underline-color="font-color" officeooo:rsid="000f5540" officeooo:paragraph-rsid="000f5540"/>
    </style:style>
    <style:style style:name="P9" style:family="paragraph" style:parent-style-name="Standard">
      <style:text-properties officeooo:rsid="000e11bb" officeooo:paragraph-rsid="000e11bb"/>
    </style:style>
    <style:style style:name="P10" style:family="paragraph" style:parent-style-name="Standard">
      <style:text-properties officeooo:rsid="000e6f79" officeooo:paragraph-rsid="000e6f79"/>
    </style:style>
    <style:style style:name="P11" style:family="paragraph" style:parent-style-name="Standard">
      <style:text-properties officeooo:rsid="000f5540" officeooo:paragraph-rsid="000f5540"/>
    </style:style>
    <style:style style:name="P12" style:family="paragraph" style:parent-style-name="Standard">
      <style:text-properties style:text-underline-style="none" officeooo:rsid="000f5540" officeooo:paragraph-rsid="000f5540"/>
    </style:style>
    <style:style style:name="P13" style:family="paragraph" style:parent-style-name="Standard">
      <style:text-properties style:text-underline-style="none" officeooo:rsid="0014abb4" officeooo:paragraph-rsid="0017b17f"/>
    </style:style>
    <style:style style:name="P14" style:family="paragraph" style:parent-style-name="Standard">
      <style:text-properties officeooo:rsid="00147c76" officeooo:paragraph-rsid="00147c76"/>
    </style:style>
    <style:style style:name="P15" style:family="paragraph" style:parent-style-name="Standard">
      <style:text-properties officeooo:rsid="0014abb4" officeooo:paragraph-rsid="0014abb4"/>
    </style:style>
    <style:style style:name="P16" style:family="paragraph" style:parent-style-name="Text_20_body">
      <style:text-properties officeooo:rsid="00183b69" officeooo:paragraph-rsid="00183b69"/>
    </style:style>
    <style:style style:name="P17" style:family="paragraph" style:parent-style-name="Text_20_body">
      <style:text-properties officeooo:rsid="00183b69" officeooo:paragraph-rsid="00185126"/>
    </style:style>
    <style:style style:name="P18" style:family="paragraph" style:parent-style-name="Text_20_body">
      <style:text-properties style:text-underline-style="solid" style:text-underline-width="auto" style:text-underline-color="font-color" fo:font-weight="bold" officeooo:rsid="00183b69" officeooo:paragraph-rsid="00183b69"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1c89e1" officeooo:paragraph-rsid="002b4652"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2b4652" officeooo:paragraph-rsid="002b4652" style:font-weight-asian="bold" style:font-weight-complex="bold"/>
    </style:style>
    <style:style style:name="P21" style:family="paragraph" style:parent-style-name="Text_20_body">
      <style:text-properties officeooo:paragraph-rsid="0014abb4"/>
    </style:style>
    <style:style style:name="P22" style:family="paragraph" style:parent-style-name="Text_20_body">
      <style:text-properties style:text-underline-style="none" fo:font-weight="normal" officeooo:rsid="002b4652" officeooo:paragraph-rsid="002b4652" style:font-weight-asian="normal" style:font-weight-complex="normal"/>
    </style:style>
    <style:style style:name="P23" style:family="paragraph" style:parent-style-name="Text_20_body">
      <style:text-properties style:text-underline-style="none" fo:font-weight="normal" officeooo:rsid="002b5492" officeooo:paragraph-rsid="002b5492" style:font-weight-asian="normal" style:font-weight-complex="normal"/>
    </style:style>
    <style:style style:name="P24" style:family="paragraph" style:parent-style-name="Text_20_body">
      <style:text-properties officeooo:rsid="002f75bd" officeooo:paragraph-rsid="002f75bd"/>
    </style:style>
    <style:style style:name="P25" style:family="paragraph" style:parent-style-name="Text_20_body">
      <style:text-properties officeooo:rsid="003792d6" officeooo:paragraph-rsid="003792d6"/>
    </style:style>
    <style:style style:name="P26" style:family="paragraph" style:parent-style-name="Text_20_body">
      <style:text-properties officeooo:paragraph-rsid="0037fa5d"/>
    </style:style>
    <style:style style:name="P27" style:family="paragraph" style:parent-style-name="Standard">
      <style:paragraph-properties fo:text-align="center" style:justify-single-word="false" fo:break-before="page"/>
      <style:text-properties style:text-underline-style="solid" style:text-underline-width="auto" style:text-underline-color="font-color" officeooo:rsid="0014abb4" officeooo:paragraph-rsid="0014abb4"/>
    </style:style>
    <style:style style:name="P28" style:family="paragraph" style:parent-style-name="Standard">
      <style:paragraph-properties fo:break-before="page"/>
      <style:text-properties style:text-underline-style="solid" style:text-underline-width="auto" style:text-underline-color="font-color" officeooo:rsid="001df34f" officeooo:paragraph-rsid="001df34f"/>
    </style:style>
    <style:style style:name="P29" style:family="paragraph" style:parent-style-name="Heading_20_1">
      <style:paragraph-properties fo:text-align="center" style:justify-single-word="false"/>
      <style:text-properties officeooo:rsid="000e11bb" officeooo:paragraph-rsid="000e11bb"/>
    </style:style>
    <style:style style:name="P30" style:family="paragraph" style:parent-style-name="Heading_20_1">
      <style:paragraph-properties fo:text-align="center" style:justify-single-word="false"/>
    </style:style>
    <style:style style:name="P31" style:family="paragraph" style:parent-style-name="Heading_20_1">
      <style:paragraph-properties fo:break-before="page"/>
    </style:style>
    <style:style style:name="P32" style:family="paragraph" style:parent-style-name="Heading_20_2">
      <style:text-properties style:font-name="Liberation Sans" fo:font-size="16.1000003814697pt" fo:font-weight="bold" officeooo:rsid="00409d5b" officeooo:paragraph-rsid="00409d5b" style:font-name-asian="Noto Sans CJK SC" style:font-size-asian="16.1000003814697pt" style:font-weight-asian="bold" style:font-name-complex="Lohit Devanagari" style:font-size-complex="16.1000003814697pt" style:font-weight-complex="bold"/>
    </style:style>
    <style:style style:name="P33" style:family="paragraph" style:parent-style-name="Heading_20_3">
      <style:text-properties officeooo:paragraph-rsid="0014abb4"/>
    </style:style>
    <style:style style:name="P34" style:family="paragraph" style:parent-style-name="Heading_20_3">
      <style:text-properties officeooo:rsid="00183b69" officeooo:paragraph-rsid="00183b69"/>
    </style:style>
    <style:style style:name="P35" style:family="paragraph" style:parent-style-name="Heading_20_3">
      <style:text-properties officeooo:paragraph-rsid="002a2592"/>
    </style:style>
    <style:style style:name="P36" style:family="paragraph" style:parent-style-name="Heading_20_3">
      <style:text-properties officeooo:rsid="0014abb4" officeooo:paragraph-rsid="0014abb4"/>
    </style:style>
    <style:style style:name="P37" style:family="paragraph" style:parent-style-name="Heading_20_3">
      <style:text-properties officeooo:rsid="003792d6" officeooo:paragraph-rsid="003792d6"/>
    </style:style>
    <style:style style:name="P38" style:family="paragraph" style:parent-style-name="Heading_20_3">
      <style:text-properties officeooo:rsid="0037fa5d" officeooo:paragraph-rsid="0037fa5d"/>
    </style:style>
    <style:style style:name="P39" style:family="paragraph" style:parent-style-name="Heading_20_4">
      <style:text-properties officeooo:paragraph-rsid="002f75bd"/>
    </style:style>
    <style:style style:name="P40" style:family="paragraph" style:parent-style-name="Standard" style:list-style-name="L2">
      <style:text-properties style:text-underline-style="none" officeooo:rsid="0016376e" officeooo:paragraph-rsid="0017b17f"/>
    </style:style>
    <style:style style:name="P41" style:family="paragraph" style:parent-style-name="Standard" style:list-style-name="L20">
      <style:text-properties style:text-underline-style="none" officeooo:rsid="0016376e" officeooo:paragraph-rsid="0016376e"/>
    </style:style>
    <style:style style:name="P42" style:family="paragraph" style:parent-style-name="Standard" style:list-style-name="L2">
      <style:text-properties style:text-underline-style="none" officeooo:rsid="00183b69" officeooo:paragraph-rsid="0017b17f"/>
    </style:style>
    <style:style style:name="P43" style:family="paragraph" style:parent-style-name="Standard" style:list-style-name="L9">
      <style:text-properties style:text-underline-style="none" officeooo:rsid="000f5540" officeooo:paragraph-rsid="000f5540"/>
    </style:style>
    <style:style style:name="P44" style:family="paragraph" style:parent-style-name="Standard" style:list-style-name="L9">
      <style:text-properties style:text-underline-style="none" officeooo:rsid="00147c76" officeooo:paragraph-rsid="00147c76"/>
    </style:style>
    <style:style style:name="P45" style:family="paragraph" style:parent-style-name="Standard" style:list-style-name="L13">
      <style:text-properties style:text-underline-style="none" officeooo:rsid="0014abb4" officeooo:paragraph-rsid="0014abb4"/>
    </style:style>
    <style:style style:name="P46" style:family="paragraph" style:parent-style-name="Standard" style:list-style-name="L20">
      <style:text-properties style:text-underline-style="none" officeooo:rsid="0014abb4" officeooo:paragraph-rsid="0016376e"/>
    </style:style>
    <style:style style:name="P47" style:family="paragraph" style:parent-style-name="Standard" style:list-style-name="L13">
      <style:text-properties style:text-underline-style="none" officeooo:rsid="001c7992" officeooo:paragraph-rsid="001c7992"/>
    </style:style>
    <style:style style:name="P48" style:family="paragraph" style:parent-style-name="Standard" style:list-style-name="L13">
      <style:text-properties style:text-underline-style="none" officeooo:rsid="001c7992" officeooo:paragraph-rsid="0014abb4"/>
    </style:style>
    <style:style style:name="P49" style:family="paragraph" style:parent-style-name="Standard" style:list-style-name="L13">
      <style:text-properties style:text-underline-style="none" officeooo:rsid="0023cee6" officeooo:paragraph-rsid="001c7992"/>
    </style:style>
    <style:style style:name="P50" style:family="paragraph" style:parent-style-name="Standard" style:list-style-name="L13">
      <style:text-properties style:text-underline-style="none" officeooo:rsid="0023cee6" officeooo:paragraph-rsid="0023cee6"/>
    </style:style>
    <style:style style:name="P51" style:family="paragraph" style:parent-style-name="Standard" style:list-style-name="L4">
      <style:text-properties officeooo:paragraph-rsid="000d813b"/>
    </style:style>
    <style:style style:name="P52" style:family="paragraph" style:parent-style-name="Standard" style:list-style-name="L4">
      <style:text-properties officeooo:paragraph-rsid="0041fca3"/>
    </style:style>
    <style:style style:name="P53" style:family="paragraph" style:parent-style-name="Standard" style:list-style-name="L5">
      <style:text-properties officeooo:paragraph-rsid="000d813b"/>
    </style:style>
    <style:style style:name="P54" style:family="paragraph" style:parent-style-name="Standard" style:list-style-name="L5">
      <style:text-properties officeooo:rsid="002a2592" officeooo:paragraph-rsid="002a2592"/>
    </style:style>
    <style:style style:name="P55" style:family="paragraph" style:parent-style-name="Standard" style:list-style-name="L19">
      <style:text-properties officeooo:rsid="002a2592" officeooo:paragraph-rsid="002a2592"/>
    </style:style>
    <style:style style:name="P56" style:family="paragraph" style:parent-style-name="Standard" style:list-style-name="L6">
      <style:text-properties officeooo:paragraph-rsid="000e11bb"/>
    </style:style>
    <style:style style:name="P57" style:family="paragraph" style:parent-style-name="Standard" style:list-style-name="L6">
      <style:text-properties officeooo:rsid="000e11bb" officeooo:paragraph-rsid="000e11bb"/>
    </style:style>
    <style:style style:name="P58" style:family="paragraph" style:parent-style-name="Standard" style:list-style-name="L6">
      <style:text-properties officeooo:rsid="0010388d" officeooo:paragraph-rsid="0010388d"/>
    </style:style>
    <style:style style:name="P59" style:family="paragraph" style:parent-style-name="Standard" style:list-style-name="L19">
      <style:text-properties officeooo:rsid="0010388d" officeooo:paragraph-rsid="0010388d"/>
    </style:style>
    <style:style style:name="P60" style:family="paragraph" style:parent-style-name="Standard" style:list-style-name="L7">
      <style:text-properties officeooo:rsid="000e6f79" officeooo:paragraph-rsid="000e6f79"/>
    </style:style>
    <style:style style:name="P61" style:family="paragraph" style:parent-style-name="Standard" style:list-style-name="L8">
      <style:text-properties officeooo:rsid="000e6f79" officeooo:paragraph-rsid="000e6f79"/>
    </style:style>
    <style:style style:name="P62" style:family="paragraph" style:parent-style-name="Standard" style:list-style-name="L8">
      <style:text-properties officeooo:rsid="000f5540" officeooo:paragraph-rsid="000f5540"/>
    </style:style>
    <style:style style:name="P63" style:family="paragraph" style:parent-style-name="Standard" style:list-style-name="L19">
      <style:text-properties officeooo:rsid="000f5540" officeooo:paragraph-rsid="000f5540"/>
    </style:style>
    <style:style style:name="P64" style:family="paragraph" style:parent-style-name="Standard" style:list-style-name="L8">
      <style:text-properties officeooo:rsid="00147c76" officeooo:paragraph-rsid="00147c76"/>
    </style:style>
    <style:style style:name="P65" style:family="paragraph" style:parent-style-name="Standard" style:list-style-name="L18">
      <style:text-properties style:text-underline-style="solid" style:text-underline-width="auto" style:text-underline-color="font-color" officeooo:rsid="001df34f" officeooo:paragraph-rsid="001df34f"/>
    </style:style>
    <style:style style:name="P66" style:family="paragraph" style:parent-style-name="Standard" style:list-style-name="L19">
      <style:text-properties officeooo:rsid="0014abb4" officeooo:paragraph-rsid="0014abb4"/>
    </style:style>
    <style:style style:name="P67" style:family="paragraph" style:parent-style-name="Standard" style:list-style-name="L19">
      <style:text-properties officeooo:rsid="001916e0" officeooo:paragraph-rsid="001916e0"/>
    </style:style>
    <style:style style:name="P68" style:family="paragraph" style:parent-style-name="Standard" style:list-style-name="L19">
      <style:text-properties officeooo:rsid="003792d6" officeooo:paragraph-rsid="002a2592"/>
    </style:style>
    <style:style style:name="P69" style:family="paragraph" style:parent-style-name="Standard" style:list-style-name="L4">
      <style:text-properties officeooo:rsid="00409d5b" officeooo:paragraph-rsid="00409d5b"/>
    </style:style>
    <style:style style:name="P70" style:family="paragraph" style:parent-style-name="Standard" style:list-style-name="L4">
      <style:text-properties officeooo:rsid="0041fca3" officeooo:paragraph-rsid="0041fca3"/>
    </style:style>
    <style:style style:name="P71" style:family="paragraph" style:parent-style-name="Text_20_body" style:list-style-name="L1">
      <style:text-properties officeooo:rsid="00176960" officeooo:paragraph-rsid="00176960"/>
    </style:style>
    <style:style style:name="P72" style:family="paragraph" style:parent-style-name="Text_20_body" style:list-style-name="L1">
      <style:text-properties officeooo:rsid="00183b69" officeooo:paragraph-rsid="00183b69"/>
    </style:style>
    <style:style style:name="P73" style:family="paragraph" style:parent-style-name="Text_20_body" style:list-style-name="L17">
      <style:text-properties officeooo:rsid="00183b69" officeooo:paragraph-rsid="00183b69"/>
    </style:style>
    <style:style style:name="P74" style:family="paragraph" style:parent-style-name="Text_20_body" style:list-style-name="L1">
      <style:text-properties officeooo:rsid="0020c7c1" officeooo:paragraph-rsid="0020c7c1"/>
    </style:style>
    <style:style style:name="P75" style:family="paragraph" style:parent-style-name="Text_20_body" style:list-style-name="L17">
      <style:text-properties officeooo:rsid="0020c7c1" officeooo:paragraph-rsid="0020c7c1"/>
    </style:style>
    <style:style style:name="P76" style:family="paragraph" style:parent-style-name="Text_20_body" style:list-style-name="L3">
      <style:text-properties officeooo:rsid="000d813b" officeooo:paragraph-rsid="000d813b"/>
    </style:style>
    <style:style style:name="P77" style:family="paragraph" style:parent-style-name="Text_20_body" style:list-style-name="L10">
      <style:text-properties officeooo:rsid="001c89e1" officeooo:paragraph-rsid="0023795b"/>
    </style:style>
    <style:style style:name="P78" style:family="paragraph" style:parent-style-name="Text_20_body" style:list-style-name="L10">
      <style:text-properties officeooo:rsid="001c89e1" officeooo:paragraph-rsid="001c89e1"/>
    </style:style>
    <style:style style:name="P79" style:family="paragraph" style:parent-style-name="Text_20_body" style:list-style-name="L16">
      <style:text-properties officeooo:rsid="001c89e1" officeooo:paragraph-rsid="001c89e1"/>
    </style:style>
    <style:style style:name="P80" style:family="paragraph" style:parent-style-name="Text_20_body" style:list-style-name="L10">
      <style:text-properties officeooo:rsid="002d7b6b" officeooo:paragraph-rsid="002d7b6b"/>
    </style:style>
    <style:style style:name="P81" style:family="paragraph" style:parent-style-name="Text_20_body" style:list-style-name="L10">
      <style:text-properties officeooo:rsid="002b4652" officeooo:paragraph-rsid="002b4652"/>
    </style:style>
    <style:style style:name="P82" style:family="paragraph" style:parent-style-name="Text_20_body" style:list-style-name="L11">
      <style:text-properties officeooo:paragraph-rsid="002b4652"/>
    </style:style>
    <style:style style:name="P83" style:family="paragraph" style:parent-style-name="Text_20_body" style:list-style-name="L11">
      <style:text-properties officeooo:paragraph-rsid="002b5492"/>
    </style:style>
    <style:style style:name="P84" style:family="paragraph" style:parent-style-name="Text_20_body" style:list-style-name="L11">
      <style:text-properties style:text-underline-style="none" fo:font-weight="normal" officeooo:rsid="002b5492" officeooo:paragraph-rsid="002b5492" style:font-weight-asian="normal" style:font-weight-complex="normal"/>
    </style:style>
    <style:style style:name="P85" style:family="paragraph" style:parent-style-name="Text_20_body" style:list-style-name="L12">
      <style:text-properties style:text-underline-style="none" fo:font-weight="normal" officeooo:rsid="00337152" officeooo:paragraph-rsid="00337152" style:font-weight-asian="normal" style:font-weight-complex="normal"/>
    </style:style>
    <style:style style:name="P86" style:family="paragraph" style:parent-style-name="Text_20_body" style:list-style-name="L12">
      <style:text-properties style:text-underline-style="none" fo:font-weight="normal" officeooo:rsid="002f75bd" officeooo:paragraph-rsid="002f75bd" style:font-weight-asian="normal" style:font-weight-complex="normal"/>
    </style:style>
    <style:style style:name="P87" style:family="paragraph" style:parent-style-name="Text_20_body" style:list-style-name="L12">
      <style:text-properties style:text-underline-style="none" fo:font-weight="normal" officeooo:rsid="00308845" officeooo:paragraph-rsid="00308845" style:font-weight-asian="normal" style:font-weight-complex="normal"/>
    </style:style>
    <style:style style:name="P88" style:family="paragraph" style:parent-style-name="Text_20_body" style:list-style-name="L12">
      <style:text-properties style:text-underline-style="none" fo:font-weight="normal" officeooo:rsid="0030dd7a" officeooo:paragraph-rsid="0030dd7a" style:font-weight-asian="normal" style:font-weight-complex="normal"/>
    </style:style>
    <style:style style:name="P89" style:family="paragraph" style:parent-style-name="Text_20_body" style:list-style-name="L12">
      <style:text-properties officeooo:rsid="00337152" officeooo:paragraph-rsid="00337152"/>
    </style:style>
    <style:style style:name="P90" style:family="paragraph" style:parent-style-name="Text_20_body" style:list-style-name="L12">
      <style:text-properties officeooo:rsid="003792d6" officeooo:paragraph-rsid="003792d6"/>
    </style:style>
    <style:style style:name="P91" style:family="paragraph" style:parent-style-name="Text_20_body" style:list-style-name="L14">
      <style:text-properties officeooo:rsid="003792d6" officeooo:paragraph-rsid="003792d6"/>
    </style:style>
    <style:style style:name="P92" style:family="paragraph" style:parent-style-name="Text_20_body" style:list-style-name="L15">
      <style:text-properties officeooo:rsid="003792d6" officeooo:paragraph-rsid="003792d6"/>
    </style:style>
    <style:style style:name="P93" style:family="paragraph" style:parent-style-name="Text_20_body" style:list-style-name="L12">
      <style:text-properties officeooo:rsid="0037a200" officeooo:paragraph-rsid="0037a200"/>
    </style:style>
    <style:style style:name="P94" style:family="paragraph" style:parent-style-name="Text_20_body" style:list-style-name="L14">
      <style:text-properties officeooo:paragraph-rsid="003ec8be"/>
    </style:style>
    <style:style style:name="P95" style:family="paragraph" style:parent-style-name="Text_20_body" style:list-style-name="L16">
      <style:text-properties officeooo:rsid="00185126" officeooo:paragraph-rsid="001916e0"/>
    </style:style>
    <style:style style:name="P96" style:family="paragraph" style:parent-style-name="Text_20_body" style:list-style-name="L16">
      <style:text-properties officeooo:rsid="00185126" officeooo:paragraph-rsid="00185126"/>
    </style:style>
    <style:style style:name="P97" style:family="paragraph" style:parent-style-name="Text_20_body" style:list-style-name="L16">
      <style:text-properties officeooo:rsid="001916e0" officeooo:paragraph-rsid="001916e0"/>
    </style:style>
    <style:style style:name="P98" style:family="paragraph" style:parent-style-name="Text_20_body" style:list-style-name="L16">
      <style:text-properties officeooo:rsid="00285c67" officeooo:paragraph-rsid="00285c67"/>
    </style:style>
    <style:style style:name="P99" style:family="paragraph" style:parent-style-name="Text_20_body" style:list-style-name="L17">
      <style:text-properties officeooo:rsid="00285c67" officeooo:paragraph-rsid="00285c67"/>
    </style:style>
    <style:style style:name="P100" style:family="paragraph" style:parent-style-name="Text_20_body" style:list-style-name="L16">
      <style:text-properties fo:font-weight="normal" officeooo:rsid="002bc5f6" officeooo:paragraph-rsid="002bc5f6" style:font-weight-asian="normal" style:font-weight-complex="normal"/>
    </style:style>
    <style:style style:name="P101" style:family="paragraph" style:parent-style-name="Text_20_body" style:list-style-name="L17">
      <style:text-properties fo:font-weight="normal" officeooo:rsid="002bc5f6" officeooo:paragraph-rsid="002bc5f6" style:font-weight-asian="normal" style:font-weight-complex="normal"/>
    </style:style>
    <style:style style:name="P102" style:family="paragraph" style:parent-style-name="Text_20_body" style:list-style-name="L16">
      <style:text-properties fo:font-weight="normal" officeooo:rsid="002d7b6b" officeooo:paragraph-rsid="002d7b6b" style:font-weight-asian="normal" style:font-weight-complex="normal"/>
    </style:style>
    <style:style style:name="P103" style:family="paragraph" style:parent-style-name="Text_20_body" style:list-style-name="L16">
      <style:text-properties fo:font-weight="normal" officeooo:rsid="002f2a5d" officeooo:paragraph-rsid="002f2a5d" style:font-weight-asian="normal" style:font-weight-complex="normal"/>
    </style:style>
    <style:style style:name="P104" style:family="paragraph" style:parent-style-name="Text_20_body" style:list-style-name="L16">
      <style:text-properties fo:font-weight="normal" officeooo:rsid="0037fa5d" officeooo:paragraph-rsid="0037fa5d" style:font-weight-asian="normal" style:font-weight-complex="normal"/>
    </style:style>
    <style:style style:name="P105" style:family="paragraph" style:parent-style-name="Text_20_body" style:list-style-name="L17">
      <style:text-properties fo:font-weight="normal" officeooo:rsid="00285c67" officeooo:paragraph-rsid="00285c67" style:font-weight-asian="normal" style:font-weight-complex="normal"/>
    </style:style>
    <style:style style:name="P106" style:family="paragraph" style:parent-style-name="Text_20_body" style:list-style-name="L17">
      <style:text-properties officeooo:rsid="001d7447" officeooo:paragraph-rsid="001d7447"/>
    </style:style>
    <style:style style:name="P107" style:family="paragraph" style:parent-style-name="Text_20_body" style:list-style-name="L17">
      <style:text-properties officeooo:rsid="00227e25" officeooo:paragraph-rsid="00227e25"/>
    </style:style>
    <style:style style:name="P108" style:family="paragraph" style:parent-style-name="Text_20_body" style:list-style-name="L17">
      <style:text-properties style:font-name="Liberation Serif1" fo:font-weight="normal" officeooo:rsid="00353c41" officeooo:paragraph-rsid="002bc5f6" style:font-name-asian="Liberation Serif1" style:font-weight-asian="normal" style:font-name-complex="Liberation Serif1" style:font-weight-complex="normal"/>
    </style:style>
    <style:style style:name="P109" style:family="paragraph" style:parent-style-name="Text_20_body" style:list-style-name="L1">
      <style:text-properties officeooo:rsid="00409d5b" officeooo:paragraph-rsid="00409d5b"/>
    </style:style>
    <style:style style:name="T1" style:family="text">
      <style:text-properties officeooo:rsid="000e6f79"/>
    </style:style>
    <style:style style:name="T2" style:family="text">
      <style:text-properties officeooo:rsid="000f5540"/>
    </style:style>
    <style:style style:name="T3" style:family="text">
      <style:text-properties officeooo:rsid="00134c7c"/>
    </style:style>
    <style:style style:name="T4" style:family="text">
      <style:text-properties officeooo:rsid="000e11bb"/>
    </style:style>
    <style:style style:name="T5" style:family="text">
      <style:text-properties officeooo:rsid="00163672"/>
    </style:style>
    <style:style style:name="T6" style:family="text">
      <style:text-properties style:text-position="super 58%"/>
    </style:style>
    <style:style style:name="T7" style:family="text">
      <style:text-properties officeooo:rsid="0017b17f"/>
    </style:style>
    <style:style style:name="T8" style:family="text">
      <style:text-properties officeooo:rsid="001916e0"/>
    </style:style>
    <style:style style:name="T9" style:family="text">
      <style:text-properties officeooo:rsid="001a92b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d7447"/>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b4652" style:font-weight-asian="normal" style:font-weight-complex="normal"/>
    </style:style>
    <style:style style:name="T15" style:family="text">
      <style:text-properties style:text-underline-style="none" fo:font-weight="normal" officeooo:rsid="002b5492" style:font-weight-asian="normal" style:font-weight-complex="normal"/>
    </style:style>
    <style:style style:name="T16" style:family="text">
      <style:text-properties style:text-underline-style="none" fo:font-weight="normal" officeooo:rsid="003792d6" style:font-weight-asian="normal" style:font-weight-complex="normal"/>
    </style:style>
    <style:style style:name="T17" style:family="text">
      <style:text-properties style:text-underline-style="none" fo:font-weight="normal" officeooo:rsid="0037a200" style:font-weight-asian="normal" style:font-weight-complex="normal"/>
    </style:style>
    <style:style style:name="T18" style:family="text">
      <style:text-properties officeooo:rsid="0024eaa1"/>
    </style:style>
    <style:style style:name="T19" style:family="text">
      <style:text-properties fo:font-weight="bold" style:font-weight-asian="bold" style:font-weight-complex="bold"/>
    </style:style>
    <style:style style:name="T20" style:family="text">
      <style:text-properties officeooo:rsid="002b4652"/>
    </style:style>
    <style:style style:name="T21" style:family="text">
      <style:text-properties officeooo:rsid="002f75bd"/>
    </style:style>
    <style:style style:name="T22" style:family="text">
      <style:text-properties style:font-name="Liberation Sans" fo:font-size="13.3000001907349pt" fo:font-style="italic" style:text-underline-style="none" fo:font-weight="normal" officeooo:rsid="002f75bd" style:font-name-asian="Noto Sans CJK SC" style:font-size-asian="13.3000001907349pt" style:font-style-asian="italic" style:font-weight-asian="normal" style:font-name-complex="Lohit Devanagari" style:font-size-complex="13.3000001907349pt" style:font-style-complex="italic" style:font-weight-complex="normal"/>
    </style:style>
    <style:style style:name="T23" style:family="text">
      <style:text-properties style:font-name="Liberation Sans" fo:font-size="13.3000001907349pt" fo:font-style="italic" fo:font-weight="normal" officeooo:rsid="00353c41" style:font-name-asian="Noto Sans CJK SC" style:font-size-asian="13.3000001907349pt" style:font-style-asian="italic" style:font-weight-asian="normal" style:font-name-complex="Lohit Devanagari" style:font-size-complex="13.3000001907349pt" style:font-style-complex="italic" style:font-weight-complex="normal"/>
    </style:style>
    <style:style style:name="T24" style:family="text">
      <style:text-properties style:font-name="Liberation Sans" fo:font-size="14.1000003814697pt" fo:font-weight="bold" officeooo:rsid="00335f4d" style:font-name-asian="Noto Sans CJK SC" style:font-size-asian="14.1000003814697pt" style:font-weight-asian="bold" style:font-name-complex="Lohit Devanagari" style:font-size-complex="14.1000003814697pt" style:font-weight-complex="bold"/>
    </style:style>
    <style:style style:name="T25" style:family="text">
      <style:text-properties style:font-name="Liberation Serif1" officeooo:rsid="00353c41" style:font-name-asian="Liberation Serif1" style:font-name-complex="Liberation Serif1"/>
    </style:style>
    <style:style style:name="T26" style:family="text">
      <style:text-properties fo:font-weight="normal" style:font-weight-asian="normal" style:font-weight-complex="normal"/>
    </style:style>
    <style:style style:name="T27" style:family="text">
      <style:text-properties officeooo:rsid="0037fa5d"/>
    </style:style>
    <style:style style:name="T28" style:family="text">
      <style:text-properties officeooo:rsid="003c3005"/>
    </style:style>
    <style:style style:name="T29" style:family="text">
      <style:text-properties officeooo:rsid="003ec8be"/>
    </style:style>
    <style:style style:name="T30" style:family="text">
      <style:text-properties officeooo:rsid="00409d5b"/>
    </style:style>
    <style:style style:name="T31" style:family="text">
      <style:text-properties officeooo:rsid="000d813b"/>
    </style:style>
    <style:style style:name="T32" style:family="text">
      <style:text-properties officeooo:rsid="0041fc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ivity Session notes:</text:h>
      <text:list xml:id="list4023068519" text:style-name="L1">
        <text:list-item>
          <text:p text:style-name="P71">Week2: Obtain breadth of technologies around AR (general and Healthcare)</text:p>
          <text:list>
            <text:list-item>
              <text:p text:style-name="P71"><text:s/></text:p>
            </text:list-item>
          </text:list>
        </text:list-item>
        <text:list-item>
          <text:p text:style-name="P71">Week3:</text:p>
          <text:list>
            <text:list-item>
              <text:p text:style-name="P71">27<text:span text:style-name="T6">th</text:span> Oct:</text:p>
              <text:list>
                <text:list-item>
                  <text:p text:style-name="P72">Try to understand the topics on 2019 book (I feel a lack of understanding of the whole picture)</text:p>
                </text:list-item>
              </text:list>
            </text:list-item>
            <text:list-item>
              <text:p text:style-name="P74">28<text:span text:style-name="T6">th</text:span> Oct:</text:p>
              <text:list>
                <text:list-item>
                  <text:p text:style-name="P74">Tracking and registration </text:p>
                </text:list-item>
              </text:list>
            </text:list-item>
          </text:list>
        </text:list-item>
        <text:list-item>
          <text:p text:style-name="P109">Week 4:</text:p>
          <text:list>
            <text:list-item>
              <text:p text:style-name="P109"/>
            </text:list-item>
          </text:list>
        </text:list-item>
        <text:list-item>
          <text:p text:style-name="P109">Week 5:</text:p>
          <text:list>
            <text:list-item>
              <text:p text:style-name="P109"/>
            </text:list-item>
          </text:list>
        </text:list-item>
      </text:list>
      <text:h text:style-name="Heading_20_1" text:outline-level="1">Other keywords:</text:h>
      <text:list xml:id="list1731805518" text:style-name="L2">
        <text:list-item>
          <text:p text:style-name="P40">Augmented Reality 2019</text:p>
        </text:list-item>
        <text:list-item>
          <text:p text:style-name="P42">Bio informatics</text:p>
        </text:list-item>
        <text:list-item>
          <text:p text:style-name="P42"/>
        </text:list-item>
      </text:list>
      <text:p text:style-name="P13"/>
      <text:h text:style-name="Heading_20_1" text:outline-level="1">To select the topic:</text:h>
      <text:list xml:id="list3622788425" text:style-name="L3">
        <text:list-item>
          <text:p text:style-name="P76">Ask for list of topics available with lecturers and master students</text:p>
        </text:list-item>
        <text:list-item>
          <text:p text:style-name="P76">skim through the techs available</text:p>
        </text:list-item>
        <text:list-item>
          <text:p text:style-name="P76">Select your favorite article (journal)</text:p>
        </text:list-item>
        <text:list-item>
          <text:p text:style-name="P76">make a draft title based on that</text:p>
        </text:list-item>
        <text:list-item>
          <text:p text:style-name="P76">Try to understand the journal (breadth) and go to linked journals to expand your big picture</text:p>
        </text:list-item>
      </text:list>
      <text:h text:style-name="P29" text:outline-level="1">Table of Content <text:span text:style-name="T7">(Research path)</text:span></text:h>
      <text:h text:style-name="P32" text:outline-level="2">Registration</text:h>
      <text:p text:style-name="P3">General</text:p>
      <text:list xml:id="list2757985121" text:style-name="L4">
        <text:list-item>
          <text:p text:style-name="P51"><text:span text:style-name="T31">What is </text:span><text:span text:style-name="T30">image registration</text:span><text:span text:style-name="T31">?</text:span></text:p>
          <text:list>
            <text:list-item>
              <text:p text:style-name="P69">Compare it to similar techniques like alignments</text:p>
            </text:list-item>
          </text:list>
        </text:list-item>
        <text:list-item>
          <text:p text:style-name="P69">What are different <text:span text:style-name="T32">iterative </text:span>methods used for image registration?</text:p>
          <text:list>
            <text:list-item>
              <text:p text:style-name="P70">Go through the technical details of hows...</text:p>
            </text:list-item>
          </text:list>
        </text:list-item>
        <text:list-item>
          <text:p text:style-name="P69">What is the difference between standard registration and machine learning registration?</text:p>
        </text:list-item>
        <text:list-item>
          <text:p text:style-name="P52"><text:span text:style-name="T30">What are different </text:span><text:span text:style-name="T32">ML </text:span><text:span text:style-name="T30">methods used for image registration?</text:span></text:p>
          <text:list>
            <text:list-item>
              <text:p text:style-name="P70"><text:soft-page-break/>Go through the technical details of hows…</text:p>
              <text:list>
                <text:list-item>
                  <text:p text:style-name="P70">What are RNN models?</text:p>
                </text:list-item>
                <text:list-item>
                  <text:p text:style-name="P70">What are CNN models?</text:p>
                </text:list-item>
                <text:list-item>
                  <text:p text:style-name="P70">What are Neural Networks?</text:p>
                </text:list-item>
                <text:list-item>
                  <text:p text:style-name="P70"><text:s/></text:p>
                </text:list-item>
                <text:list-item>
                  <text:p text:style-name="P70"/>
                </text:list-item>
              </text:list>
            </text:list-item>
          </text:list>
        </text:list-item>
        <text:list-item>
          <text:p text:style-name="P51"><text:span text:style-name="T31">What devices/</text:span><text:span text:style-name="T30">software/models/tools</text:span><text:span text:style-name="T31"> are used for </text:span><text:span text:style-name="T30">image registration</text:span><text:span text:style-name="T31">? </text:span><text:span text:style-name="T32">Give example of applications</text:span></text:p>
          <text:list>
            <text:list-item>
              <text:p text:style-name="P70">Name the models and explain the technical specifications <text:span text:style-name="T19">(not a lot as this is general section)</text:span></text:p>
            </text:list-item>
          </text:list>
        </text:list-item>
      </text:list>
      <text:p text:style-name="P1"/>
      <text:p text:style-name="P3">Medical profession</text:p>
      <text:list xml:id="list1706428520" text:style-name="L5">
        <text:list-item>
          <text:p text:style-name="P53"><text:span text:style-name="T31">What is </text:span><text:span text:style-name="T32">image registration</text:span><text:span text:style-name="T31">?</text:span></text:p>
        </text:list-item>
        <text:list-item>
          <text:p text:style-name="P53"><text:span text:style-name="T31">What devices are used for </text:span><text:span text:style-name="T32">image registration</text:span><text:span text:style-name="T31">?</text:span></text:p>
        </text:list-item>
        <text:list-item>
          <text:p text:style-name="P54">Tracking techniques and comparison</text:p>
        </text:list-item>
        <text:list-item>
          <text:p text:style-name="P54">What instruments are used in surgeries? How to track them</text:p>
        </text:list-item>
        <text:list-item>
          <text:p text:style-name="P54">What data is rendered</text:p>
        </text:list-item>
        <text:list-item>
          <text:p text:style-name="P54">What components are used for visualization?</text:p>
        </text:list-item>
      </text:list>
      <text:p text:style-name="P1"/>
      <text:p text:style-name="P1"/>
      <text:h text:style-name="P30" text:outline-level="1">References and comments:</text:h>
      <text:h text:style-name="Heading_20_2" text:outline-level="2">AR</text:h>
      <text:p text:style-name="P4">General</text:p>
      <text:h text:style-name="Heading_20_3" text:outline-level="3">What is AR?</text:h>
      <text:p text:style-name="P2"/>
      <text:h text:style-name="Heading_20_3" text:outline-level="3">What devices are used for AR?</text:h>
      <text:p text:style-name="P2"><text:a xlink:type="simple" xlink:href="https://uxdesign.cc/augmented-reality-device-types-a7668b15bf7a" text:style-name="Internet_20_link" text:visited-style-name="Visited_20_Internet_20_Link">https://uxdesign.cc/augmented-reality-device-types-a7668b15bf7a</text:a></text:p>
      <text:p text:style-name="P2"/>
      <text:p text:style-name="P9">AR focused sectors:</text:p>
      <text:p text:style-name="P5">HUDS</text:p>
      <text:list xml:id="list3067755186" text:style-name="L6">
        <text:list-item>
          <text:p text:style-name="P57"><text:span text:style-name="T1">pilot </text:span>alerting system (Aviation, Automobile, Helmet mounted displays)</text:p>
        </text:list-item>
        <text:list-item>
          <text:p text:style-name="P57">Aiming system (Military)</text:p>
        </text:list-item>
        <text:list-item>
          <text:p text:style-name="P57">Surgery (medical)</text:p>
          <text:list>
            <text:list-item>
              <text:p text:style-name="P56"><text:span text:style-name="T4">Vascular Imaging </text:span><text:span text:style-name="T3">(</text:span>Evena Eyes-On Glass<text:span text:style-name="T3">)</text:span></text:p>
            </text:list-item>
            <text:list-item>
              <text:p text:style-name="P56"/>
            </text:list-item>
          </text:list>
        </text:list-item>
        <text:list-item>
          <text:p text:style-name="P58">architecture</text:p>
        </text:list-item>
        <text:list-item>
          <text:p text:style-name="P58"/>
        </text:list-item>
      </text:list>
      <text:p text:style-name="P9">Holographic displays</text:p>
      <text:list xml:id="list2263141182" text:style-name="L7">
        <text:list-item>
          <text:p text:style-name="P60">Looking Glass</text:p>
        </text:list-item>
        <text:list-item>
          <text:p text:style-name="P60">Holovect</text:p>
        </text:list-item>
      </text:list>
      <text:p text:style-name="P10">Smart Glasses:</text:p>
      <text:list xml:id="list646977938" text:style-name="L8">
        <text:list-item>
          <text:p text:style-name="P61">Optical see through</text:p>
          <text:list>
            <text:list-item>
              <text:p text:style-name="P61">holographic <text:span text:style-name="T2">wave guides</text:span>: Google Glass and Leap one</text:p>
            </text:list-item>
            <text:list-item>
              <text:p text:style-name="P61">Other systems that allow overlaying of graphic on real world</text:p>
            </text:list-item>
          </text:list>
        </text:list-item>
        <text:list-item>
          <text:p text:style-name="P62">Video see through </text:p>
          <text:list>
            <text:list-item>
              <text:p text:style-name="P62">capture real world via camera which is then overlay-ed by computer generated graphics</text:p>
            </text:list-item>
          </text:list>
        </text:list-item>
        <text:list-item>
          <text:p text:style-name="P62">Handhled/mobile AR:</text:p>
          <text:list>
            <text:list-item>
              <text:p text:style-name="P62"><text:soft-page-break/>Using computer vision libraries such as ARKit, ARCore, MRKit </text:p>
            </text:list-item>
          </text:list>
        </text:list-item>
        <text:list-item>
          <text:p text:style-name="P64">Software platform: VitalStream by vital enterprise</text:p>
        </text:list-item>
      </text:list>
      <text:p text:style-name="P14"/>
      <text:p text:style-name="P11">Other keywords:</text:p>
      <text:list xml:id="list948155042" text:style-name="L9">
        <text:list-item>
          <text:p text:style-name="P43">head mounted displays (HDMS)</text:p>
        </text:list-item>
        <text:list-item>
          <text:p text:style-name="P43">Google’s introduction of the smartphone based VR experience using cardboard, biconvex plastic lenses, and few other cheap components was a game changer</text:p>
        </text:list-item>
        <text:list-item>
          <text:p text:style-name="P44">Health information : smart glasses</text:p>
        </text:list-item>
        <text:list-item>
          <text:p text:style-name="P44">Optical tracking systems</text:p>
        </text:list-item>
        <text:list-item>
          <text:p text:style-name="P44"/>
        </text:list-item>
      </text:list>
      <text:p text:style-name="P12"/>
      <text:p text:style-name="P7"/>
      <text:p text:style-name="P27">In Healthcare</text:p>
      <text:h text:style-name="P33" text:outline-level="3" text:restart-numbering="true" text:start-value="-1">What is AR?</text:h>
      <text:p text:style-name="P21"/>
      <text:h text:style-name="P34" text:outline-level="3">Where is AR used?</text:h>
      <text:h text:style-name="P35" text:outline-level="3">What devices/<text:span text:style-name="T21">stages</text:span> are used for AR?</text:h>
      <text:h text:style-name="Heading_20_4" text:outline-level="4">Tracking:</text:h>
      <text:p text:style-name="P19">Optical <text:span text:style-name="T20">T</text:span>racking <text:span text:style-name="T20">S</text:span>ystem</text:p>
      <text:list xml:id="list3499619786" text:style-name="L10">
        <text:list-item>
          <text:list>
            <text:list-item>
              <text:p text:style-name="P77">Optical tracking system optical tracking system operates on the principal of triangulation: offers submillimeter accuracy but suffers from line-of-sight issues </text:p>
              <text:p text:style-name="P77">&lt;<text:a xlink:type="simple" xlink:href="https://www.sciencedirect.com/topics/computer-science/optical-tracking" text:style-name="Internet_20_link" text:visited-style-name="Visited_20_Internet_20_Link">https://www.sciencedirect.com/topics/computer-science/optical-tracking</text:a> &gt;</text:p>
              <text:list>
                <text:list-item>
                  <text:p text:style-name="P78">Single camera</text:p>
                </text:list-item>
                <text:list-item>
                  <text:p text:style-name="P78">double camera:</text:p>
                  <text:list>
                    <text:list-item>
                      <text:p text:style-name="P80"><text:a xlink:type="simple" xlink:href="http://www.ndigital.com/medical/wp-content/uploads/sites/4/2013/12/Polaris.pdf" text:style-name="Internet_20_link" text:visited-style-name="Visited_20_Internet_20_Link">Polaris</text:a></text:p>
                    </text:list-item>
                    <text:list-item>
                      <text:p text:style-name="P80">Microntracker</text:p>
                    </text:list-item>
                  </text:list>
                </text:list-item>
              </text:list>
            </text:list-item>
          </text:list>
        </text:list-item>
      </text:list>
      <text:p text:style-name="P19">Magnetic-based: </text:p>
      <text:list xml:id="list4423070679267" text:continue-numbering="true" text:style-name="L10">
        <text:list-item>
          <text:list>
            <text:list-item>
              <text:p text:style-name="P78">Magnetic-based: tracking 1 employs the principle of sensing the strength and orientation of an artificially generated magnetic field. It too offers submillimeter accuracy, but this may be compromised by the presence of ferromagnetic metals inside the surgical field.</text:p>
            </text:list-item>
            <text:list-item>
              <text:p text:style-name="P81">Useful as the planar markers are smaller and could be placed on flexible devices</text:p>
            </text:list-item>
          </text:list>
        </text:list-item>
      </text:list>
      <text:p text:style-name="P20">Testing Methods to Evaluate Performance:</text:p>
      <text:p text:style-name="P22">TARGET REGISTRATION ERROR ESTIMATION MODELS</text:p>
      <text:list xml:id="list3357000580" text:style-name="L11">
        <text:list-item>
          <text:p text:style-name="P82"><text:span text:style-name="T14">FRE </text:span><text:span text:style-name="T15">&amp;FLE </text:span><text:span text:style-name="T14">: fidusial registration error </text:span><text:span text:style-name="T15">and fidusial localization error</text:span></text:p>
        </text:list-item>
        <text:list-item>
          <text:p text:style-name="P84">Spacial stiffness model of TRE:</text:p>
          <text:list>
            <text:list-item>
              <text:p text:style-name="P84">point to point registration</text:p>
            </text:list-item>
            <text:list-item>
              <text:p text:style-name="P84">point to line registration</text:p>
            </text:list-item>
            <text:list-item>
              <text:p text:style-name="P84">point to surface registration</text:p>
            </text:list-item>
          </text:list>
        </text:list-item>
        <text:list-item>
          <text:p text:style-name="P83"><text:a xlink:type="simple" xlink:href="https://www.sciencedirect.com/science/article/pii/S1361841511000028?casa_token=_L9Y77wpDUoAAAAA:niTrS8oloUf5NYEkRc9YdMGuN1FxfOfO8QlkuoZkqf1bvDFzJyY1REPCNtafPf1p8BcucHECjMU" text:style-name="Internet_20_link" text:visited-style-name="Visited_20_Internet_20_Link"><text:span text:style-name="T15">TRE Models in tracking and calibration</text:span></text:a></text:p>
        </text:list-item>
      </text:list>
      <text:p text:style-name="P23"/>
      <text:h text:style-name="P39" text:outline-level="4"><text:span text:style-name="T22">INTRAOPERATIVE registration</text:span><text:span text:style-name="T15">:</text:span></text:h>
      <text:p text:style-name="P24"><text:span text:style-name="T15">C</text:span><text:span text:style-name="T13">ategories of registration:</text:span></text:p>
      <text:list xml:id="list3857430043" text:style-name="L12">
        <text:list-item>
          <text:p text:style-name="P85">Manual:</text:p>
        </text:list-item>
        <text:list-item>
          <text:p text:style-name="P86">Point-based registration/fiducial-based registration:</text:p>
          <text:list>
            <text:list-header>
              <text:p text:style-name="P86"><text:soft-page-break/>Natural or artificial landmarks are used as reference points</text:p>
              <text:p text:style-name="P86"/>
            </text:list-header>
          </text:list>
        </text:list-item>
        <text:list-item>
          <text:p text:style-name="P87">shape based registration</text:p>
          <text:list>
            <text:list-item>
              <text:p text:style-name="P88">7D surgical </text:p>
            </text:list-item>
          </text:list>
        </text:list-item>
      </text:list>
      <text:h text:style-name="Heading_20_4" text:outline-level="4"><text:span text:style-name="T23">INTRAOPERATIVE</text:span><text:span text:style-name="T26"> Imaging:</text:span></text:h>
      <text:list xml:id="list4423953155807" text:continue-list="list3857430043" text:style-name="L12">
        <text:list-item text:start-value="1">
          <text:p text:style-name="P89"><text:span text:style-name="T13">CT operating room </text:span><text:span text:style-name="T17">(with IR navigation system)</text:span><text:span text:style-name="T13">: </text:span><text:a xlink:type="simple" xlink:href="https://thejns.org/focus/view/journals/neurosurg-focus/47/6/article-pE11.xml" text:style-name="Internet_20_link" text:visited-style-name="Visited_20_Internet_20_Link"><text:span text:style-name="T16">[]</text:span></text:a></text:p>
          <text:list>
            <text:list-header>
              <text:p text:style-name="P89">All patients in this study were treated in our image-guided surgery operating room with an integrated CT-imaging suite, an operating table for intraoperative imaging, a ceiling-mounted navigation system and connectivity equipment for these components. <text:a xlink:type="simple" xlink:href="https://www.birpublications.org/doi/full/10.1259/dmfr/26098099" text:style-name="Internet_20_link" text:visited-style-name="Visited_20_Internet_20_Link">[]</text:a></text:p>
            </text:list-header>
            <text:list-item>
              <text:p text:style-name="P90">Accuracy and registration depends on doses</text:p>
            </text:list-item>
            <text:list-item>
              <text:p text:style-name="P90"><text:s/>Low-dose scanning had no negative effect on navigation accuracy</text:p>
            </text:list-item>
            <text:list-item>
              <text:p text:style-name="P90">requires a lot of <text:span text:style-name="T28">equipment</text:span>: <text:a xlink:type="simple" xlink:href="https://www.birpublications.org/doi/full/10.1259/dmfr/26098099" text:style-name="Internet_20_link" text:visited-style-name="Visited_20_Internet_20_Link">[]</text:a></text:p>
              <text:list>
                <text:list-item>
                  <text:p text:style-name="P90">Operating table</text:p>
                </text:list-item>
                <text:list-item>
                  <text:p text:style-name="P90">CT imaging system</text:p>
                </text:list-item>
                <text:list-item>
                  <text:p text:style-name="P93">Still relies on navigation system</text:p>
                </text:list-item>
              </text:list>
            </text:list-item>
            <text:list-item>
              <text:p text:style-name="P93"><text:span text:style-name="T27">doesn’t </text:span>require user interaction in the registration process <text:span text:style-name="T27">which will greatly reduce human errors/</text:span></text:p>
            </text:list-item>
          </text:list>
        </text:list-item>
      </text:list>
      <text:h text:style-name="Heading_20_3" text:outline-level="3">What data is rendered?</text:h>
      <text:h text:style-name="P36" text:outline-level="3" text:is-list-header="true"/>
      <text:h text:style-name="Heading_20_3" text:outline-level="3">What components are used for visualization?</text:h>
      <text:list xml:id="list2680445283" text:style-name="L13">
        <text:list-item>
          <text:p text:style-name="P45">Software:</text:p>
          <text:list>
            <text:list-item>
              <text:p text:style-name="P45">Smart Glass:</text:p>
              <text:list>
                <text:list-item>
                  <text:p text:style-name="P45">VitalStream platform: ZeroTouch</text:p>
                </text:list-item>
                <text:list-item>
                  <text:p text:style-name="P47">Edwards 1999: image overlay-ed</text:p>
                </text:list-item>
                <text:list-item>
                  <text:p text:style-name="P49">micron-tracker platform:</text:p>
                </text:list-item>
              </text:list>
            </text:list-item>
          </text:list>
        </text:list-item>
        <text:list-item>
          <text:p text:style-name="P45">Hardware:</text:p>
          <text:list>
            <text:list-item>
              <text:p text:style-name="P45">Smart Glass:</text:p>
              <text:list>
                <text:list-item>
                  <text:p text:style-name="P45">Accelerator and gyroscope are used to provide hand free visualization</text:p>
                </text:list-item>
                <text:list-item>
                  <text:p text:style-name="P48">Edwards 1999: microscope with dental splint <text:span text:style-name="T11">optical trackers</text:span> and bone implanted markers</text:p>
                </text:list-item>
              </text:list>
            </text:list-item>
            <text:list-item>
              <text:p text:style-name="P50">Tracker:</text:p>
              <text:list>
                <text:list-item>
                  <text:p text:style-name="P50">micron-tracker optical trac<text:span text:style-name="T18">k</text:span>er</text:p>
                </text:list-item>
                <text:list-item>
                  <text:p text:style-name="P50"/>
                </text:list-item>
              </text:list>
            </text:list-item>
          </text:list>
        </text:list-item>
      </text:list>
      <text:h text:style-name="P37" text:outline-level="3">Location and type of operation</text:h>
      <text:p text:style-name="P25">Head:</text:p>
      <text:list xml:id="list1595309321" text:style-name="L14">
        <text:list-item>
          <text:p text:style-name="P91">craniotomy</text:p>
          <text:list>
            <text:list-item>
              <text:p text:style-name="P94"><text:span text:style-name="T29">for tumor resection </text:span><text:a xlink:type="simple" xlink:href="https://ncigt.org/brain-tumor-resection" text:style-name="Internet_20_link" text:visited-style-name="Visited_20_Internet_20_Link"><text:span text:style-name="T29">[]</text:span></text:a><text:span text:style-name="T29">:</text:span></text:p>
            </text:list-item>
          </text:list>
        </text:list-item>
        <text:list-item>
          <text:p text:style-name="P91"><text:soft-page-break/>transsphenoidal</text:p>
        </text:list-item>
      </text:list>
      <text:p text:style-name="P25">Categories:</text:p>
      <text:list xml:id="list3594714874" text:style-name="L15">
        <text:list-item>
          <text:p text:style-name="P92">Frameless</text:p>
        </text:list-item>
        <text:list-item>
          <text:p text:style-name="P92">frame-based</text:p>
        </text:list-item>
      </text:list>
      <text:h text:style-name="Heading_20_3" text:outline-level="3"><text:span text:style-name="T24">I</text:span>mpact of this method on the integration of intraoperative imaging into surgical workflow</text:h>
      <text:p text:style-name="Text_20_body"/>
      <text:h text:style-name="P38" text:outline-level="3">Sterilization Techniques</text:h>
      <text:p text:style-name="P26"/>
      <text:h text:style-name="P31" text:outline-level="1">Dictionary:</text:h>
      <text:p text:style-name="P18">Known:</text:p>
      <text:p text:style-name="P17">&lt;(Series in medical physics and biomedical engineering) Peters, Terry M. - Mixed and augmented reality in medicine-CRC Press (2019).pdf&gt;</text:p>
      <text:list xml:id="list3222910833" text:style-name="L16">
        <text:list-item>
          <text:p text:style-name="P95">Image modalities: </text:p>
          <text:list>
            <text:list-item>
              <text:p text:style-name="P95"><text:span text:style-name="T8">types: </text:span>Cross-sectional, 3D, and dynamic imaging</text:p>
            </text:list-item>
            <text:list-item>
              <text:p text:style-name="P97">examples: US, CT, and video</text:p>
            </text:list-item>
          </text:list>
        </text:list-item>
        <text:list-item>
          <text:p text:style-name="P96">Laparoscopy: <text:span text:style-name="T9">abdominal diagnostic minimal invasive surgery</text:span></text:p>
        </text:list-item>
        <text:list-item>
          <text:p text:style-name="P79">biopsy</text:p>
        </text:list-item>
        <text:list-item>
          <text:p text:style-name="P79">optical tracking system</text:p>
        </text:list-item>
        <text:list-item>
          <text:p text:style-name="P79">2<text:span text:style-name="T6">nd</text:span> person AR/VR</text:p>
        </text:list-item>
        <text:list-item>
          <text:p text:style-name="P98"><text:span text:style-name="T19">ArUco:</text:span> is a minimal library for Augmented Reality applications based exclusively on OpenCV. Relies on b/w markers with codes that are detected by calling a single function. Trivial integration of your augmented reality applications with OpenGL and OGRE.</text:p>
        </text:list-item>
        <text:list-item>
          <text:p text:style-name="P100">target registration error:</text:p>
          <text:list>
            <text:list-item>
              <text:p text:style-name="P100">&lt;<text:a xlink:type="simple" xlink:href="https://www.sciencedirect.com/science/article/pii/S1361841511000028?casa_token=_L9Y77wpDUoAAAAA:niTrS8oloUf5NYEkRc9YdMGuN1FxfOfO8QlkuoZkqf1bvDFzJyY1REPCNtafPf1p8BcucHECjMU" text:style-name="Internet_20_link" text:visited-style-name="Visited_20_Internet_20_Link">https://www.sciencedirect.com/science/article/pii/S1361841511000028?casa_token=_L9Y77wpDUoAAAAA:niTrS8oloUf5NYEkRc9YdMGuN1FxfOfO8QlkuoZkqf1bvDFzJyY1REPCNtafPf1p8BcucHECjMU</text:a> &gt;</text:p>
            </text:list-item>
          </text:list>
        </text:list-item>
        <text:list-item>
          <text:p text:style-name="P102">Tool calibration</text:p>
          <text:list>
            <text:list-item>
              <text:p text:style-name="P102">rigid and affin transformation</text:p>
            </text:list-item>
            <text:list-item>
              <text:p text:style-name="P103">on-line calibration</text:p>
            </text:list-item>
          </text:list>
        </text:list-item>
        <text:list-item>
          <text:p text:style-name="P104">gantry</text:p>
        </text:list-item>
        <text:list-item>
          <text:p text:style-name="P104">match points</text:p>
        </text:list-item>
      </text:list>
      <text:p text:style-name="P16"/>
      <text:p text:style-name="P18">Unknown:</text:p>
      <text:p text:style-name="P16">&lt;(Series in medical physics and biomedical engineering) Peters, Terry M. - Mixed and augmented reality in medicine-CRC Press (2019).pdf&gt;</text:p>
      <text:list xml:id="list1758982308" text:style-name="L17">
        <text:list-item>
          <text:p text:style-name="P73">Tracking</text:p>
        </text:list-item>
        <text:list-item>
          <text:p text:style-name="P73">Calibration</text:p>
        </text:list-item>
        <text:list-item>
          <text:p text:style-name="P73">Registration</text:p>
        </text:list-item>
        <text:list-item>
          <text:p text:style-name="P73">Active sensorimotor Augmentation</text:p>
        </text:list-item>
        <text:list-item>
          <text:p text:style-name="P73">Cognitive oriented design</text:p>
        </text:list-item>
        <text:list-item>
          <text:p text:style-name="P106">bone implanted marker</text:p>
        </text:list-item>
        <text:list-item>
          <text:p text:style-name="P75"><text:soft-page-break/>Dynamic reference frame </text:p>
          <text:list>
            <text:list-item>
              <text:p text:style-name="P75">Object Tracking in a Moving Reference Frame</text:p>
            </text:list-item>
            <text:list-item>
              <text:p text:style-name="P75"><text:a xlink:type="simple" xlink:href="https://doi.org/10.1007/978-3-319-70833-1_3" text:style-name="Internet_20_link" text:visited-style-name="Visited_20_Internet_20_Link">https://doi.org/10.1007/978-3-319-70833-1_3</text:a> </text:p>
            </text:list-item>
          </text:list>
        </text:list-item>
        <text:list-item>
          <text:p text:style-name="P107">Stereotactic frame</text:p>
        </text:list-item>
        <text:list-item>
          <text:p text:style-name="P107">mechanical linkage</text:p>
        </text:list-item>
        <text:list-item>
          <text:p text:style-name="P99">Using only a <text:span text:style-name="T19">monoscopic</text:span> camera, the pose of a <text:span text:style-name="T19">planar marker</text:span> can be determined through <text:span text:style-name="T19">homography</text:span>.</text:p>
        </text:list-item>
        <text:list-item>
          <text:p text:style-name="P105">ArUco:</text:p>
        </text:list-item>
        <text:list-item>
          <text:p text:style-name="P105">Passive tracking systems</text:p>
        </text:list-item>
        <text:list-item>
          <text:p text:style-name="P105">spatial measuring technology</text:p>
        </text:list-item>
        <text:list-item>
          <text:p text:style-name="P105">computer-assisted intervention</text:p>
          <text:list>
            <text:list-item>
              <text:p text:style-name="P105">In computer assisted surgery (CAS)</text:p>
            </text:list-item>
          </text:list>
        </text:list-item>
        <text:list-item>
          <text:p text:style-name="P101">planar targets and non planar targets</text:p>
        </text:list-item>
        <text:list-item>
          <text:p text:style-name="P101">INTRAOPERATIVE REGISTRATION</text:p>
        </text:list-item>
        <text:list-item>
          <text:p text:style-name="P101">intraoperative imaging <text:span text:style-name="T25">≠ intraoperative registration</text:span></text:p>
        </text:list-item>
        <text:list-item>
          <text:p text:style-name="P108">automatic navigation registration</text:p>
        </text:list-item>
      </text:list>
      <text:p text:style-name="P28">Key figures:</text:p>
      <text:list xml:id="list2381799990" text:style-name="L18">
        <text:list-item>
          <text:p text:style-name="P65"><text:span text:style-name="T12">Nassir Navab:</text:span> <text:a xlink:type="simple" xlink:href="http://campar.in.tum.de/Main/NassirNavab" text:style-name="Internet_20_link" text:visited-style-name="Visited_20_Internet_20_Link">http://campar.in.tum.de/Main/NassirNavab</text:a></text:p>
        </text:list-item>
        <text:list-item>
          <text:p text:style-name="P65"/>
        </text:list-item>
      </text:list>
      <text:p text:style-name="P8">Random thoughts:</text:p>
      <text:list xml:id="list3446921331" text:style-name="L19">
        <text:list-item>
          <text:p text:style-name="P63">Handheld AR technology can be used to stress on remote surgery application</text:p>
        </text:list-item>
        <text:list-item>
          <text:p text:style-name="P59">Simulation is also practical application of AR</text:p>
        </text:list-item>
        <text:list-item>
          <text:p text:style-name="P66">smart glasses can be used very easily for recording surgeries to provide real life examples</text:p>
        </text:list-item>
        <text:list-item>
          <text:p text:style-name="P67">Annotations in AR can be a useful feature</text:p>
        </text:list-item>
        <text:list-item>
          <text:p text:style-name="P67">Watching <text:span text:style-name="T10">multiple points </text:span>or using multiple sensors allows the system to triangulate the location and/or orientation of the tracked entity, thereby providing three-dimensional position information.</text:p>
        </text:list-item>
        <text:list-item>
          <text:p text:style-name="P55">approaches should be easy to integrate into the existing clinical workflow and not be reliant on complex additional hardware</text:p>
        </text:list-item>
        <text:list-item>
          <text:p text:style-name="P68">Why cranial surgeries and spine surgeries are viewed similar?</text:p>
        </text:list-item>
        <text:list-item>
          <text:p text:style-name="P68"/>
        </text:list-item>
      </text:list>
      <text:p text:style-name="P15"/>
      <text:p text:style-name="P6">Whats Next?</text:p>
      <text:list xml:id="list3603873011" text:style-name="L20">
        <text:list-item>
          <text:p text:style-name="P41">AR with medicine:</text:p>
          <text:list>
            <text:list-item>
              <text:p text:style-name="P41">When doing AR under medicine lookup books and conferences, as they are helpful</text:p>
            </text:list-item>
            <text:list-item>
              <text:p text:style-name="P41">See the incorporation of AI in it</text:p>
            </text:list-item>
          </text:list>
        </text:list-item>
        <text:list-item>
          <text:p text:style-name="P46">Smart glass <text:span text:style-name="T5">as the technique to prototype something </text:span>seems interesting :</text:p>
          <text:list>
            <text:list-item>
              <text:list>
                <text:list-item>
                  <text:p text:style-name="P46">Is it better than other augmented techniques</text:p>
                </text:list-item>
                <text:list-item>
                  <text:p text:style-name="P46">What is the progress on this?</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12:16:51.854635014</meta:creation-date>
    <dc:date>2020-11-20T00:44:21.898878187</dc:date>
    <meta:editing-duration>P1DT18H57M42S</meta:editing-duration>
    <meta:editing-cycles>10</meta:editing-cycles>
    <meta:generator>LibreOffice/6.4.6.2$Linux_X86_64 LibreOffice_project/40$Build-2</meta:generator>
    <meta:document-statistic meta:table-count="0" meta:image-count="0" meta:object-count="0" meta:page-count="9" meta:paragraph-count="203" meta:word-count="1217" meta:character-count="7974" meta:non-whitespace-character-count="7101"/>
  </office:meta>
</office:document-meta>
</file>